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198in"/>
      <style:text-properties fo:color="#cccccc" loext:opacity="100%" style:font-name="Droid Sans Mono" fo:font-size="16pt" fo:font-weight="bold" fo:background-color="#1f1f1f" style:font-size-asian="16pt" style:font-weight-asian="bold" style:font-size-complex="16pt" style:font-weight-complex="bold"/>
    </style:style>
    <style:style style:name="P3" style:family="paragraph" style:parent-style-name="Standard">
      <style:paragraph-properties style:line-height-at-least="0.198in" fo:text-align="center" style:justify-single-word="false"/>
      <style:text-properties fo:color="#cccccc" loext:opacity="100%" style:font-name="Droid Sans Mono" fo:font-size="24pt" fo:font-weight="bold" officeooo:rsid="0018745b" officeooo:paragraph-rsid="0018745b" fo:background-color="#1f1f1f" style:font-size-asian="24pt" style:font-weight-asian="bold" style:font-size-complex="24pt" style:font-weight-complex="bold"/>
    </style:style>
    <style:style style:name="P4" style:family="paragraph" style:parent-style-name="Standard">
      <style:paragraph-properties style:line-height-at-least="0.198in"/>
      <style:text-properties fo:color="#cccccc" loext:opacity="100%" style:font-name="Droid Sans Mono" fo:font-size="24pt" fo:font-weight="normal" officeooo:rsid="001bfc91" officeooo:paragraph-rsid="001bfc91" fo:background-color="#1f1f1f" style:font-size-asian="24pt" style:font-size-complex="24pt"/>
    </style:style>
    <style:style style:name="P5" style:family="paragraph" style:parent-style-name="Standard">
      <style:paragraph-properties style:line-height-at-least="0.198in" fo:text-align="center" style:justify-single-word="false"/>
      <style:text-properties fo:color="#cccccc" loext:opacity="100%" style:font-name="Droid Sans Mono" fo:font-size="36pt" fo:font-weight="bold" officeooo:rsid="0018745b" officeooo:paragraph-rsid="0018745b" fo:background-color="#1f1f1f" style:font-size-asian="36pt" style:font-weight-asian="bold" style:font-size-complex="36pt" style:font-weight-complex="bold"/>
    </style:style>
    <style:style style:name="P6" style:family="paragraph" style:parent-style-name="Standard">
      <style:paragraph-properties style:line-height-at-least="0.198in"/>
      <style:text-properties fo:color="#cccccc" loext:opacity="100%" style:font-name="Droid Sans Mono" fo:font-size="14pt" fo:font-weight="normal" fo:background-color="#1f1f1f" style:font-size-asian="14pt" style:font-size-complex="14pt"/>
    </style:style>
    <style:style style:name="P7" style:family="paragraph" style:parent-style-name="Standard">
      <style:paragraph-properties style:line-height-at-least="0.198in"/>
      <style:text-properties fo:color="#cccccc" loext:opacity="100%" style:font-name="Droid Sans Mono" fo:font-size="28pt" fo:font-weight="normal" officeooo:rsid="001bfc91" officeooo:paragraph-rsid="001bfc91" fo:background-color="#1f1f1f" style:font-size-asian="28pt" style:font-size-complex="28pt"/>
    </style:style>
    <style:style style:name="P8" style:family="paragraph" style:parent-style-name="Standard">
      <style:paragraph-properties style:line-height-at-least="0.198in"/>
      <style:text-properties fo:color="#cccccc" loext:opacity="100%" style:font-name="Droid Sans Mono" fo:font-size="18pt" fo:font-weight="normal" fo:background-color="#1f1f1f" style:font-size-asian="18pt" style:font-size-complex="18pt"/>
    </style:style>
    <style:style style:name="P9" style:family="paragraph" style:parent-style-name="Standard">
      <style:paragraph-properties style:line-height-at-least="0.198in" fo:text-align="center" style:justify-single-word="false"/>
      <style:text-properties fo:color="#cccccc" loext:opacity="100%" style:font-name="Droid Sans Mono" fo:font-size="22pt" fo:font-weight="normal" officeooo:paragraph-rsid="00230dee" fo:background-color="#1f1f1f" style:font-size-asian="22pt" style:font-size-complex="22pt"/>
    </style:style>
    <style:style style:name="P10" style:family="paragraph" style:parent-style-name="Standard">
      <style:paragraph-properties style:line-height-at-least="0.198in" fo:text-align="center" style:justify-single-word="false"/>
      <style:text-properties fo:color="#cccccc" loext:opacity="100%" style:font-name="Droid Sans Mono" fo:font-size="22pt" fo:font-weight="bold" officeooo:rsid="0018745b" officeooo:paragraph-rsid="0018745b" fo:background-color="#1f1f1f" style:font-size-asian="22pt" style:font-weight-asian="bold" style:font-size-complex="22pt" style:font-weight-complex="bold"/>
    </style:style>
    <style:style style:name="P11" style:family="paragraph" style:parent-style-name="Standard">
      <style:paragraph-properties style:line-height-at-least="0.198in" fo:text-align="center" style:justify-single-word="false"/>
      <style:text-properties fo:color="#cccccc" loext:opacity="100%" fo:font-size="18pt" officeooo:paragraph-rsid="0020c382" style:font-size-asian="18pt" style:font-size-complex="18pt"/>
    </style:style>
    <style:style style:name="P12" style:family="paragraph" style:parent-style-name="Standard">
      <style:paragraph-properties style:line-height-at-least="0.198in"/>
      <style:text-properties fo:font-size="18pt" style:font-size-asian="18pt" style:font-size-complex="18pt"/>
    </style:style>
    <style:style style:name="P13" style:family="paragraph" style:parent-style-name="Standard">
      <style:paragraph-properties style:line-height-at-least="0.198in"/>
      <style:text-properties fo:color="#6a9955" loext:opacity="100%" style:font-name="Droid Sans Mono" fo:font-size="16pt" fo:font-weight="normal" fo:background-color="#1f1f1f" style:font-size-asian="16pt" style:font-size-complex="16pt"/>
    </style:style>
    <style:style style:name="P14" style:family="paragraph" style:parent-style-name="Standard">
      <style:paragraph-properties style:line-height-at-least="0.198in"/>
      <style:text-properties fo:font-size="16pt" style:font-size-asian="16pt" style:font-size-complex="16pt"/>
    </style:style>
    <style:style style:name="P15" style:family="paragraph" style:parent-style-name="Standard">
      <style:paragraph-properties style:line-height-at-least="0.198in"/>
      <style:text-properties fo:color="#4fc1ff" loext:opacity="100%" style:font-name="Droid Sans Mono" fo:font-size="18pt" fo:font-weight="normal" fo:background-color="#1f1f1f" style:font-size-asian="18pt" style:font-size-complex="18pt"/>
    </style:style>
    <style:style style:name="P16" style:family="paragraph" style:parent-style-name="Standard">
      <style:paragraph-properties style:line-height-at-least="0.198in"/>
      <style:text-properties fo:color="#cccccc" loext:opacity="100%" style:font-name="Droid Sans Mono" fo:font-size="18pt" fo:font-weight="normal" officeooo:paragraph-rsid="001bfc91" fo:background-color="#1f1f1f" style:font-size-asian="18pt" style:font-size-complex="18pt"/>
    </style:style>
    <style:style style:name="P17" style:family="paragraph" style:parent-style-name="Standard">
      <style:paragraph-properties style:line-height-at-least="0.198in"/>
      <style:text-properties fo:color="#cccccc" loext:opacity="100%" style:font-name="Droid Sans Mono" fo:font-size="18pt" fo:font-weight="normal" fo:background-color="#1f1f1f" style:font-size-asian="18pt" style:font-size-complex="18pt"/>
    </style:style>
    <style:style style:name="P18" style:family="paragraph" style:parent-style-name="Standard">
      <style:paragraph-properties style:line-height-at-least="0.198in"/>
      <style:text-properties fo:font-size="18pt" style:font-size-asian="18pt" style:font-size-complex="18pt"/>
    </style:style>
    <style:style style:name="P19" style:family="paragraph" style:parent-style-name="Standard">
      <style:paragraph-properties style:line-height-at-least="0.198in"/>
      <style:text-properties fo:color="#6a9955" loext:opacity="100%" style:font-name="Droid Sans Mono" fo:font-size="18pt" fo:font-weight="normal" fo:background-color="#1f1f1f" style:font-size-asian="18pt" style:font-size-complex="18pt"/>
    </style:style>
    <style:style style:name="T1" style:family="text">
      <style:text-properties fo:color="#9cdcfe" loext:opacity="100%"/>
    </style:style>
    <style:style style:name="T2" style:family="text">
      <style:text-properties fo:color="#dcdcaa" loext:opacity="100%"/>
    </style:style>
    <style:style style:name="T3" style:family="text">
      <style:text-properties fo:color="#808080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4fc1ff" loext:opacity="100%"/>
    </style:style>
    <style:style style:name="T8" style:family="text">
      <style:text-properties officeooo:rsid="0024f9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>REACT </text:p>
      <text:p text:style-name="P10"/>
      <text:p text:style-name="P9"><text:s/>REACT code <text:span text:style-name="T8">rendering using variables</text:span></text:p>
      <text:p text:style-name="P11"/>
      <text:p text:style-name="P3"/>
      <text:p text:style-name="P3"/>
      <text:p text:style-name="P4">HTML:</text:p>
      <text:p text:style-name="P13"/>
      <text:p text:style-name="P6"><text:span text:style-name="T3">&lt;</text:span><text:span text:style-name="T4">html</text:span><text:span text:style-name="T3">&gt;</text:span></text:p>
      <text:p text:style-name="P6"><text:span text:style-name="T3">&lt;</text:span><text:span text:style-name="T4">head</text:span><text:span text:style-name="T3">&gt;&lt;</text:span><text:span text:style-name="T4">link</text:span> <text:span text:style-name="T1">rel</text:span>=<text:span text:style-name="T5">"stylesheet"</text:span> <text:span text:style-name="T1">href</text:span>=<text:span text:style-name="T5">"https://cdnjs.cloudflare.com/ajax/libs/normalize/8.0.1/normalize.css"</text:span><text:span text:style-name="T3">&gt;</text:span></text:p>
      <text:p text:style-name="P6"><text:span text:style-name="T3">&lt;</text:span><text:span text:style-name="T4">link</text:span> <text:span text:style-name="T1">rel</text:span>=<text:span text:style-name="T5">"stylesheet"</text:span> <text:span text:style-name="T1">href</text:span>=<text:span text:style-name="T5">"index.css"</text:span><text:span text:style-name="T3">&gt;</text:span></text:p>
      <text:p text:style-name="P6"><text:span text:style-name="T3">&lt;</text:span><text:span text:style-name="T4">script</text:span><text:span text:style-name="T6"> </text:span><text:span text:style-name="T1">crossorigin</text:span><text:span text:style-name="T6"> </text:span><text:span text:style-name="T1">src</text:span><text:span text:style-name="T6">=</text:span><text:span text:style-name="T5">"https://unpkg.com/react@17/umd/react.development.js"</text:span><text:span text:style-name="T3">&gt;&lt;/</text:span><text:span text:style-name="T4">script</text:span><text:span text:style-name="T3">&gt;</text:span></text:p>
      <text:p text:style-name="P6"><text:span text:style-name="T3">&lt;</text:span><text:span text:style-name="T4">script</text:span><text:span text:style-name="T6"> </text:span><text:span text:style-name="T1">crossorigin</text:span><text:span text:style-name="T6"> </text:span><text:span text:style-name="T1">src</text:span><text:span text:style-name="T6">=</text:span><text:span text:style-name="T5">"https://unpkg.com/react-dom@17/umd/react-dom.development.js"</text:span><text:span text:style-name="T3">&gt;&lt;/</text:span><text:span text:style-name="T4">script</text:span><text:span text:style-name="T3">&gt;</text:span></text:p>
      <text:p text:style-name="P6"><text:span text:style-name="T3">&lt;</text:span><text:span text:style-name="T4">script</text:span><text:span text:style-name="T6"> </text:span><text:span text:style-name="T1">src</text:span><text:span text:style-name="T6">=</text:span><text:span text:style-name="T5">"https://unpkg.com/babel-standalone@6/babel.min.js"</text:span><text:span text:style-name="T3">&gt;&lt;/</text:span><text:span text:style-name="T4">script</text:span><text:span text:style-name="T3">&gt;</text:span></text:p>
      <text:p text:style-name="P6"><text:span text:style-name="T3">&lt;/</text:span><text:span text:style-name="T4">head</text:span><text:span text:style-name="T3">&gt;</text:span></text:p>
      <text:p text:style-name="P6"><text:span text:style-name="T3">&lt;</text:span><text:span text:style-name="T4">body</text:span><text:span text:style-name="T3">&gt;</text:span></text:p>
      <text:p text:style-name="P6"><text:span text:style-name="T3">&lt;</text:span><text:span text:style-name="T4">div</text:span> <text:span text:style-name="T1">id</text:span>=<text:span text:style-name="T5">"root"</text:span><text:span text:style-name="T3">&gt;</text:span></text:p>
      <text:p text:style-name="P6"><text:span text:style-name="T3">&lt;/</text:span><text:span text:style-name="T4">div</text:span><text:span text:style-name="T3">&gt;</text:span></text:p>
      <text:p text:style-name="P6"><text:span text:style-name="T3">&lt;</text:span><text:span text:style-name="T4">script</text:span><text:span text:style-name="T6"> </text:span><text:span text:style-name="T1">src</text:span><text:span text:style-name="T6">=</text:span><text:span text:style-name="T5">"index.js"</text:span><text:span text:style-name="T6"> </text:span><text:span text:style-name="T1">type</text:span><text:span text:style-name="T6">=</text:span><text:span text:style-name="T5">"text/babel"</text:span><text:span text:style-name="T3">&gt;&lt;/</text:span><text:span text:style-name="T4">script</text:span><text:span text:style-name="T3">&gt;</text:span></text:p>
      <text:p text:style-name="P6"><text:span text:style-name="T3">&lt;/</text:span><text:span text:style-name="T4">body</text:span><text:span text:style-name="T3">&gt;</text:span></text:p>
      <text:p text:style-name="P6"><text:span text:style-name="T3">&lt;/</text:span><text:span text:style-name="T4">html</text:span><text:span text:style-name="T3">&gt;</text:span>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JS:</text:p>
      <text:p text:style-name="P4"><text:soft-page-break/></text:p>
      <text:p text:style-name="P16"/>
      <text:p text:style-name="P12"/>
      <text:p text:style-name="P19">//simple react task to write a simple code to render something on page using variable</text:p>
      <text:p text:style-name="P12"/>
      <text:p text:style-name="P8"><text:span text:style-name="T4">const</text:span> <text:span text:style-name="T7">page</text:span><text:span text:style-name="T6">=</text:span>(</text:p>
      <text:p text:style-name="P8"><text:span text:style-name="T3">&lt;</text:span><text:span text:style-name="T4">div</text:span><text:span text:style-name="T3">&gt;</text:span> </text:p>
      <text:p text:style-name="P8"><text:span text:style-name="T3">&lt;</text:span> <text:span text:style-name="T4">img</text:span> <text:span text:style-name="T1">src</text:span><text:span text:style-name="T6">=</text:span><text:span text:style-name="T5">"reactlogo.png"</text:span> <text:span text:style-name="T1">width</text:span><text:span text:style-name="T6">=</text:span><text:span text:style-name="T5">"100px"</text:span> <text:span text:style-name="T3">/&gt;</text:span></text:p>
      <text:p text:style-name="P8"><text:span text:style-name="T3">&lt;</text:span><text:span text:style-name="T4">h1</text:span><text:span text:style-name="T3">&gt;</text:span> Fun facts about REACT.<text:span text:style-name="T3">&lt;/</text:span><text:span text:style-name="T4">h1</text:span><text:span text:style-name="T3">&gt;</text:span></text:p>
      <text:p text:style-name="P8"><text:span text:style-name="T3">&lt;</text:span><text:span text:style-name="T4">h4</text:span><text:span text:style-name="T3">&gt;</text:span></text:p>
      <text:p text:style-name="P8"><text:span text:style-name="T3">&lt;</text:span><text:span text:style-name="T4">ul</text:span><text:span text:style-name="T3">&gt;</text:span></text:p>
      <text:p text:style-name="P8"><text:span text:style-name="T3">&lt;</text:span><text:span text:style-name="T4">li</text:span><text:span text:style-name="T3">&gt;</text:span>React is a javascript library for building user interfaces.<text:span text:style-name="T3">&lt;/</text:span><text:span text:style-name="T4">li</text:span><text:span text:style-name="T3">&gt;</text:span></text:p>
      <text:p text:style-name="P8"><text:span text:style-name="T3">&lt;</text:span><text:span text:style-name="T4">li</text:span><text:span text:style-name="T3">&gt;</text:span>Was firstly realised in 2013.<text:span text:style-name="T3">&lt;/</text:span><text:span text:style-name="T4">li</text:span><text:span text:style-name="T3">&gt;</text:span></text:p>
      <text:p text:style-name="P8"><text:span text:style-name="T3">&lt;</text:span><text:span text:style-name="T4">li</text:span><text:span text:style-name="T3">&gt;</text:span>It's a very hireable skill in the market.<text:span text:style-name="T3">&lt;/</text:span><text:span text:style-name="T4">li</text:span><text:span text:style-name="T3">&gt;</text:span></text:p>
      <text:p text:style-name="P8"><text:span text:style-name="T3">&lt;/</text:span><text:span text:style-name="T4">ul</text:span><text:span text:style-name="T3">&gt;</text:span></text:p>
      <text:p text:style-name="P8"><text:span text:style-name="T3">&lt;/</text:span><text:span text:style-name="T4">h4</text:span><text:span text:style-name="T3">&gt;</text:span></text:p>
      <text:p text:style-name="P8"><text:span text:style-name="T3">&lt;/</text:span><text:span text:style-name="T4">div</text:span><text:span text:style-name="T3">&gt;</text:span></text:p>
      <text:p text:style-name="P8">)</text:p>
      <text:p text:style-name="P12"/>
      <text:p text:style-name="P8"><text:span text:style-name="T1">ReactDOM</text:span>.<text:span text:style-name="T2">render</text:span>(</text:p>
      <text:p text:style-name="P8"><text:span text:style-name="T7">page</text:span>,</text:p>
      <text:p text:style-name="P8"><text:span text:style-name="T1">document</text:span>.<text:span text:style-name="T2">getElementById</text:span>(<text:span text:style-name="T5">"root"</text:span>)</text:p>
      <text:p text:style-name="P8">)</text:p>
      <text:p text:style-name="P8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5.2.2$Linux_X86_64 LibreOffice_project/50$Build-2</meta:generator>
    <dc:date>2023-05-14T02:36:09.302404117</dc:date>
    <meta:editing-duration>PT2H47M8S</meta:editing-duration>
    <meta:editing-cycles>10</meta:editing-cycles>
    <meta:document-statistic meta:table-count="0" meta:image-count="0" meta:object-count="0" meta:page-count="2" meta:paragraph-count="35" meta:word-count="93" meta:character-count="966" meta:non-whitespace-character-count="905"/>
  </office:meta>
</office:document-meta>
</file>